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7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6d6d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6d6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g=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0=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0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=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y=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=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=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=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=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=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y=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=</text:p>
          </table:table-cell>
          <table:table-cell table:formula="of:=SQRT(POWER([.E3]-[.E2]; 2) + POWER([.G3]-[.G2];2))" office:value-type="float" office:value="1" calcext:value-type="float">
            <text:p>1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=</text:p>
          </table:table-cell>
          <table:table-cell table:formula="of:=SQRT(POWER([.E4]-[.E3]; 2) + POWER([.G4]-[.G3];2))" office:value-type="float" office:value="1.4142135623731" calcext:value-type="float">
            <text:p>1.4142135623731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=</text:p>
          </table:table-cell>
          <table:table-cell table:formula="of:=SQRT(POWER([.E5]-[.E4]; 2) + POWER([.G5]-[.G4];2))" office:value-type="float" office:value="1.4142135623731" calcext:value-type="float">
            <text:p>1.4142135623731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=</text:p>
          </table:table-cell>
          <table:table-cell table:formula="of:=SQRT(POWER([.E6]-[.E5]; 2) + POWER([.G6]-[.G5];2))" office:value-type="float" office:value="2.23606797749979" calcext:value-type="float">
            <text:p>2.23606797749979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s=</text:p>
          </table:table-cell>
          <table:table-cell table:formula="of:=([.G3]-[.G2])/[.E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s=</text:p>
          </table:table-cell>
          <table:table-cell table:formula="of:=([.G4]-[.G3])/[.E11]" office:value-type="float" office:value="0.707106781186547" calcext:value-type="float">
            <text:p>0.707106781186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s=</text:p>
          </table:table-cell>
          <table:table-cell table:formula="of:=([.G5]-[.G4])/[.E12]" office:value-type="float" office:value="0.707106781186547" calcext:value-type="float">
            <text:p>0.707106781186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s=</text:p>
          </table:table-cell>
          <table:table-cell table:formula="of:=([.G6]-[.G5])/[.E13]" office:value-type="float" office:value="0.447213595499958" calcext:value-type="float">
            <text:p>0.44721359549995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V из З.С.Э.</text:p>
          </table:table-cell>
          <table:table-cell/>
          <table:table-cell office:value-type="string" calcext:value-type="string">
            <text:p>V средняя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0=</text:p>
          </table:table-cell>
          <table:table-cell table:formula="of:=0" office:value-type="float" office:value="0" calcext:value-type="float">
            <text:p>0</text:p>
          </table:table-cell>
          <table:table-cell table:style-name="ce4" office:value-type="string" calcext:value-type="string">
            <text:p>или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formula="of:=([.G21]-[.G20])/2+[.G20]"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0=</text:p>
          </table:table-cell>
          <table:table-cell table:formula="of:=[.E20]+[.$B$1]*[.E25]*[.E15]" office:value-type="float" office:value="4.47213595499958" calcext:value-type="float">
            <text:p>4.47213595499958</text:p>
          </table:table-cell>
          <table:table-cell table:style-name="ce4" office:value-type="string" calcext:value-type="string">
            <text:p>или</text:p>
          </table:table-cell>
          <table:table-cell table:formula="of:=SQRT(2*[.$B$1]*[.G3])" office:value-type="float" office:value="4.47213595499958" calcext:value-type="float">
            <text:p>4.47213595499958</text:p>
          </table:table-cell>
          <table:table-cell table:style-name="ce4"/>
          <table:table-cell table:formula="of:=([.G22]-[.G21])/2+[.G21]" office:value-type="float" office:value="5.39834563766817" calcext:value-type="float">
            <text:p>5.3983456376681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0=</text:p>
          </table:table-cell>
          <table:table-cell table:formula="of:=[.E21]+[.$B$1]*[.E26]*[.E16]" office:value-type="float" office:value="6.32455532033676" calcext:value-type="float">
            <text:p>6.32455532033676</text:p>
          </table:table-cell>
          <table:table-cell table:style-name="ce4" office:value-type="string" calcext:value-type="string">
            <text:p>или</text:p>
          </table:table-cell>
          <table:table-cell table:formula="of:=SQRT(2*[.$B$1]*[.G4])" office:value-type="float" office:value="6.32455532033676" calcext:value-type="float">
            <text:p>6.32455532033676</text:p>
          </table:table-cell>
          <table:table-cell table:style-name="ce4"/>
          <table:table-cell table:formula="of:=([.G23]-[.G22])/2+[.G22]" office:value-type="float" office:value="7.0352610063758" calcext:value-type="float">
            <text:p>7.035261006375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0=</text:p>
          </table:table-cell>
          <table:table-cell table:formula="of:=[.E22]+[.$B$1]*[.E27]*[.E17]" office:value-type="float" office:value="7.74596669241484" calcext:value-type="float">
            <text:p>7.74596669241484</text:p>
          </table:table-cell>
          <table:table-cell table:style-name="ce4" office:value-type="string" calcext:value-type="string">
            <text:p>или</text:p>
          </table:table-cell>
          <table:table-cell table:formula="of:=SQRT(2*[.$B$1]*[.G5])" office:value-type="float" office:value="7.74596669241483" calcext:value-type="float">
            <text:p>7.74596669241483</text:p>
          </table:table-cell>
          <table:table-cell table:style-name="ce4"/>
          <table:table-cell table:formula="of:=([.G24]-[.G23])/2+[.G23]" office:value-type="float" office:value="8.345119301207" calcext:value-type="float">
            <text:p>8.34511930120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QRT(2*[.$B$1]*[.G6])" office:value-type="float" office:value="8.94427190999916" calcext:value-type="float">
            <text:p>8.944271909999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=</text:p>
          </table:table-cell>
          <table:table-cell table:formula="of:=(SQRT(POWER([.E20];2)+2*[.$B$1]*[.E15]*[.E10])-[.E20])/([.$B$1]*[.E15])" office:value-type="float" office:value="0.447213595499958" calcext:value-type="float">
            <text:p>0.447213595499958</text:p>
          </table:table-cell>
          <table:table-cell table:style-name="ce4" office:value-type="string" calcext:value-type="string">
            <text:p>или</text:p>
          </table:table-cell>
          <table:table-cell table:formula="of:=(SQRT(POWER([.G20];2)+2*[.$B$1]*[.E15]*[.E10])-[.G20])/([.$B$1]*[.E15])" office:value-type="float" office:value="0.447213595499958" calcext:value-type="float">
            <text:p>0.447213595499958</text:p>
          </table:table-cell>
          <table:table-cell table:style-name="ce4" office:value-type="string" calcext:value-type="string">
            <text:p>или</text:p>
          </table:table-cell>
          <table:table-cell table:formula="of:=[.E10]/[.I20]" office:value-type="float" office:value="0.447213595499958" calcext:value-type="float">
            <text:p>0.44721359549995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=</text:p>
          </table:table-cell>
          <table:table-cell table:formula="of:=(SQRT(POWER([.E21];2)+2*[.$B$1]*[.E16]*[.E11])-[.E21])/([.$B$1]*[.E16])" office:value-type="float" office:value="0.26197165896624" calcext:value-type="float">
            <text:p>0.26197165896624</text:p>
          </table:table-cell>
          <table:table-cell table:style-name="ce4" office:value-type="string" calcext:value-type="string">
            <text:p>или</text:p>
          </table:table-cell>
          <table:table-cell table:formula="of:=(SQRT(POWER([.G21];2)+2*[.$B$1]*[.E16]*[.E11])-[.G21])/([.$B$1]*[.E16])" office:value-type="float" office:value="0.26197165896624" calcext:value-type="float">
            <text:p>0.26197165896624</text:p>
          </table:table-cell>
          <table:table-cell table:style-name="ce4" office:value-type="string" calcext:value-type="string">
            <text:p>или</text:p>
          </table:table-cell>
          <table:table-cell table:formula="of:=[.E11]/[.I21]" office:value-type="float" office:value="0.26197165896624" calcext:value-type="float">
            <text:p>0.2619716589662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=</text:p>
          </table:table-cell>
          <table:table-cell table:formula="of:=(SQRT(POWER([.E22];2)+2*[.$B$1]*[.E17]*[.E12])-[.E22])/([.$B$1]*[.E17])" office:value-type="float" office:value="0.201017924010416" calcext:value-type="float">
            <text:p>0.201017924010416</text:p>
          </table:table-cell>
          <table:table-cell table:style-name="ce4" office:value-type="string" calcext:value-type="string">
            <text:p>или</text:p>
          </table:table-cell>
          <table:table-cell table:formula="of:=(SQRT(POWER([.G22];2)+2*[.$B$1]*[.E17]*[.E12])-[.G22])/([.$B$1]*[.E17])" office:value-type="float" office:value="0.201017924010416" calcext:value-type="float">
            <text:p>0.201017924010416</text:p>
          </table:table-cell>
          <table:table-cell table:style-name="ce4" office:value-type="string" calcext:value-type="string">
            <text:p>или</text:p>
          </table:table-cell>
          <table:table-cell table:formula="of:=[.E12]/[.I22]" office:value-type="float" office:value="0.201017924010416" calcext:value-type="float">
            <text:p>0.20101792401041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=</text:p>
          </table:table-cell>
          <table:table-cell table:formula="of:=(SQRT(POWER([.E23];2)+2*[.$B$1]*[.E18]*[.E13])-[.E23])/([.$B$1]*[.E18])" office:value-type="float" office:value="0.267949192431123" calcext:value-type="float">
            <text:p>0.267949192431123</text:p>
          </table:table-cell>
          <table:table-cell table:style-name="ce4" office:value-type="string" calcext:value-type="string">
            <text:p>или</text:p>
          </table:table-cell>
          <table:table-cell table:formula="of:=(SQRT(POWER([.G23];2)+2*[.$B$1]*[.E18]*[.E13])-[.G23])/([.$B$1]*[.E18])" office:value-type="float" office:value="0.267949192431123" calcext:value-type="float">
            <text:p>0.267949192431123</text:p>
          </table:table-cell>
          <table:table-cell table:style-name="ce4" office:value-type="string" calcext:value-type="string">
            <text:p>или</text:p>
          </table:table-cell>
          <table:table-cell table:formula="of:=[.E13]/[.I23]" office:value-type="float" office:value="0.267949192431123" calcext:value-type="float">
            <text:p>0.26794919243112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T=</text:p>
          </table:table-cell>
          <table:table-cell table:style-name="ce3" table:formula="of:=SUM([.E25:.E28])" office:value-type="float" office:value="1.17815237090774" calcext:value-type="float">
            <text:p>1.17815237090774</text:p>
          </table:table-cell>
          <table:table-cell table:style-name="ce4" office:value-type="string" calcext:value-type="string">
            <text:p>или</text:p>
          </table:table-cell>
          <table:table-cell table:style-name="ce3" table:formula="of:=SUM([.G25:.G28])" office:value-type="float" office:value="1.17815237090774" calcext:value-type="float">
            <text:p>1.17815237090774</text:p>
          </table:table-cell>
          <table:table-cell table:style-name="ce4" office:value-type="string" calcext:value-type="string">
            <text:p>или</text:p>
          </table:table-cell>
          <table:table-cell table:style-name="ce3" table:formula="of:=SUM([.I25:.I28])" office:value-type="float" office:value="1.17815237090774" calcext:value-type="float">
            <text:p>1.17815237090774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.1760738976" calcext:value-type="float">
            <text:p>1.17607389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7T23:15:21.662000000</dc:date>
    <meta:editing-duration>PT54M6S</meta:editing-duration>
    <meta:editing-cycles>11</meta:editing-cycles>
    <meta:generator>LibreOffice/7.3.2.2$Windows_X86_64 LibreOffice_project/49f2b1bff42cfccbd8f788c8dc32c1c309559be0</meta:generator>
    <meta:document-statistic meta:table-count="1" meta:cell-count="112" meta:object-count="0"/>
  </office:meta>
</office:document-meta>
</file>